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Symmetric_20_Arrow" draw:marker-end-width="0.559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19cm" fo:min-width="0.66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5cm" fo:min-width="0.63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0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5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94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799cm" fo:min-width="3.53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loext:graphic-properties draw:fill="none" draw:fill-color="#ffffff"/>
      <style:paragraph-properties fo:text-align="start"/>
      <style:text-properties style:font-name="Liberation Serif"/>
    </style:style>
    <style:style style:name="P6" style:family="paragraph">
      <loext:graphic-properties draw:fill="none" draw:fill-color="#ffffff"/>
      <style:text-properties style:use-window-font-color="true" style:font-name="Liberation Serif" fo:text-shadow="none"/>
    </style:style>
    <style:style style:name="P7" style:family="paragraph"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Serif"/>
    </style:style>
    <style:style style:name="T1" style:family="text">
      <style:text-properties style:font-name="Liberation Serif"/>
    </style:style>
    <style:style style:name="T2" style:family="text">
      <style:text-properties style:use-window-font-color="true" style:font-name="Liberation Serif" fo:font-size="18pt" fo:text-shadow="none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515cm" svg:y1="3.509cm" svg:x2="13.192cm" svg:y2="8.029cm">
          <text:p/>
        </draw:line>
        <draw:line draw:style-name="gr1" draw:text-style-name="P1" draw:layer="layout" svg:x1="12.306cm" svg:y1="3.517cm" svg:x2="7.824cm" svg:y2="8.01cm">
          <text:p/>
        </draw:line>
        <draw:line draw:style-name="gr1" draw:text-style-name="P1" draw:layer="layout" svg:x1="7.988cm" svg:y1="3.517cm" svg:x2="17.515cm" svg:y2="8.029cm">
          <text:p/>
        </draw:line>
        <draw:custom-shape draw:style-name="gr2" draw:text-style-name="P3" draw:layer="layout" svg:width="1.651cm" svg:height="1.651cm" svg:x="6.53cm" svg:y="2.388cm">
          <text:p text:style-name="P2"><text:span text:style-name="T1">0.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1.801cm" svg:y="2.374cm">
          <text:p text:style-name="P2"><text:span text:style-name="T1">0.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7.263cm" svg:y="2.388cm">
          <text:p text:style-name="P2"><text:span text:style-name="T1">0.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7.263cm" svg:y="7.87cm">
          <text:p text:style-name="P2"><text:span text:style-name="T1">0.4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6.501cm" svg:y="7.856cm">
          <text:p text:style-name="P2"><text:span text:style-name="T1">0.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651cm" svg:height="1.651cm" svg:x="11.816cm" svg:y="7.87cm">
          <text:p text:style-name="P2"><text:span text:style-name="T1">0.3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4.651cm" svg:height="0.954cm" svg:x="0.156cm" svg:y="0.602cm">
          <draw:text-box>
            <text:p><text:span text:style-name="T1">Unordered tasks</text:span></text:p>
          </draw:text-box>
        </draw:frame>
        <draw:frame draw:style-name="gr5" draw:text-style-name="P4" draw:layer="layout" svg:width="4.545cm" svg:height="0.954cm" svg:x="0.157cm" svg:y="2.602cm">
          <draw:text-box>
            <text:p><text:span text:style-name="T1">Unordered keys</text:span></text:p>
          </draw:text-box>
        </draw:frame>
        <draw:frame draw:style-name="gr6" draw:text-style-name="P4" draw:layer="layout" svg:width="3.487cm" svg:height="0.954cm" svg:x="0.206cm" svg:y="8.202cm">
          <draw:text-box>
            <text:p><text:span text:style-name="T1">Sorted keys</text:span></text:p>
          </draw:text-box>
        </draw:frame>
        <draw:frame draw:style-name="gr7" draw:text-style-name="P5" draw:layer="layout" svg:width="4.079cm" svg:height="1.657cm" svg:x="0.207cm" svg:y="10.002cm">
          <draw:text-box>
            <text:p><text:span text:style-name="T1">Task insertion</text:span><text:span text:style-name="T1"><text:line-break/></text:span><text:span text:style-name="T1">sequence</text:span></text:p>
          </draw:text-box>
        </draw:frame>
        <draw:frame draw:style-name="gr8" draw:text-style-name="P6" draw:layer="layout" svg:width="4.494cm" svg:height="0.954cm" svg:x="0.381cm" svg:y="5.207cm">
          <draw:text-box>
            <text:p><text:span text:style-name="T2">Sorting by keys</text:span></text:p>
          </draw:text-box>
        </draw:frame>
        <draw:custom-shape draw:style-name="gr9" draw:text-style-name="P8" draw:layer="layout" svg:width="4.064cm" svg:height="2.083cm" svg:x="5.207cm" svg:y="0.076cm">
          <text:p text:style-name="P7"><text:span text:style-name="T1">Patient: 1</text:span></text:p>
          <text:p text:style-name="P7"><text:span text:style-name="T1">Svc: {1, 2}</text:span></text:p>
          <text:p text:style-name="P7"><text:span text:style-name="T1">TW: [10, 7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064cm" svg:height="2.083cm" svg:x="10.507cm" svg:y="0.076cm">
          <text:p text:style-name="P7"><text:span text:style-name="T1">Patient: 2</text:span></text:p>
          <text:p text:style-name="P7"><text:span text:style-name="T1">Svc: {1}</text:span></text:p>
          <text:p text:style-name="P7"><text:span text:style-name="T1">TW: [30, 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064cm" svg:height="2.083cm" svg:x="15.907cm" svg:y="0.076cm">
          <text:p text:style-name="P7"><text:span text:style-name="T1">Patient: 3</text:span></text:p>
          <text:p text:style-name="P7"><text:span text:style-name="T1">Svc: {2}</text:span></text:p>
          <text:p text:style-name="P7"><text:span text:style-name="T3">TW: [18, </text:span><text:span text:style-name="T1">7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064cm" svg:height="2.083cm" svg:x="15.875cm" svg:y="9.728cm">
          <text:p text:style-name="P7"><text:span text:style-name="T1">Patient: 1</text:span></text:p>
          <text:p text:style-name="P7"><text:span text:style-name="T1">Svc: {1, 2}</text:span></text:p>
          <text:p text:style-name="P7"><text:span text:style-name="T1">TW: [10, 7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064cm" svg:height="2.083cm" svg:x="5.207cm" svg:y="9.728cm">
          <text:p text:style-name="P7"><text:span text:style-name="T1">Patient: 2</text:span></text:p>
          <text:p text:style-name="P7"><text:span text:style-name="T1">Svc: {1}</text:span></text:p>
          <text:p text:style-name="P7"><text:span text:style-name="T1">TW: [30, 13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4.064cm" svg:height="2.083cm" svg:x="10.541cm" svg:y="9.728cm">
          <text:p text:style-name="P7"><text:span text:style-name="T1">Patient: 3</text:span></text:p>
          <text:p text:style-name="P7"><text:span text:style-name="T1">Svc: {2}</text:span></text:p>
          <text:p text:style-name="P7"><text:span text:style-name="T3">TW: [18, </text:span><text:span text:style-name="T1">74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16:52:12.741142167</meta:creation-date>
    <dc:date>2021-04-17T18:29:41.282265384</dc:date>
    <meta:editing-duration>PT12M54S</meta:editing-duration>
    <meta:editing-cycles>3</meta:editing-cycles>
    <meta:generator>LibreOffice/6.4.7.2$Linux_X86_64 LibreOffice_project/40$Build-2</meta:generator>
    <meta:document-statistic meta:object-count="20"/>
  </office:meta>
</office:document-meta>
</file>